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15" style:family="paragraph" style:parent-style-name="Standard">
      <style:text-properties officeooo:paragraph-rsid="0048c228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8pt" officeooo:paragraph-rsid="0048c228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officeooo:rsid="0048c228" style:font-size-asian="10pt" style:font-weight-asian="bold" style:font-size-complex="10pt" style:font-weight-complex="bold"/>
    </style:style>
    <style:style style:name="T9" style:family="text">
      <style:text-properties style:font-name="Arial" style:text-underline-style="solid" style:text-underline-width="auto" style:text-underline-color="font-color" fo:font-weight="bold" officeooo:rsid="0048c22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den de Pago - <text:span text:style-name="T7">Contaduría</text:span>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Orden de pago N° </text:p>
          </table:table-cell>
          <table:table-cell table:style-name="Tabla2.B1" office:value-type="string">
            <text:p text:style-name="P26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4">Presupuesto año</text:p>
          </table:table-cell>
          <table:table-cell table:style-name="Tabla2.B2" office:value-type="string">
            <text:p text:style-name="P18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4">Expediente <text:span text:style-name="T2">Autorizante</text:span>: </text:p>
          </table:table-cell>
          <table:table-cell table:style-name="Tabla2.B2" office:value-type="string">
            <text:p text:style-name="P18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de Pago</text:span>: </text:p>
          </table:table-cell>
          <table:table-cell table:style-name="Tabla2.B2" office:value-type="string">
            <text:p text:style-name="P19"><text:placeholder text:placeholder-type="text">&lt;o.expedient_id.number&gt;</text:placeholder></text:p>
          </table:table-cell>
        </table:table-row>
      </table:table>
      <text:p text:style-name="P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Sistema de Contratación:</text:p>
          </table:table-cell>
          <table:table-cell table:style-name="Tabla1.B1" office:value-type="string">
            <text:p text:style-name="P22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4">Importe <text:span text:style-name="T3">a pagar</text:span>:</text:p>
          </table:table-cell>
          <table:table-cell table:style-name="Tabla1.B2" office:value-type="string">
            <text:p text:style-name="P20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4">Proveedor:</text:p>
          </table:table-cell>
          <table:table-cell table:style-name="Tabla1.B2" office:value-type="string">
            <text:p text:style-name="P21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4">Concepto:</text:p>
          </table:table-cell>
          <table:table-cell table:style-name="Tabla1.B2" office:value-type="string">
            <text:p text:style-name="P21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4">Fecha de Pago:</text:p>
          </table:table-cell>
          <table:table-cell table:style-name="Tabla1.B2" office:value-type="string">
            <text:p text:style-name="P21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0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7">Comprobantes a pagar:</text:p>
          </table:table-cell>
          <table:table-cell table:style-name="Tabla1.B2" office:value-type="string">
            <text:p text:style-name="P23"><text:placeholder text:placeholder-type="text">&lt;', '.join(o.invoice_ids.mapped('document_number'))&gt;</text:placeholder>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pan text:style-name="T2">Referencia de Pago</text:span>:</text:p>
          </table:table-cell>
          <table:table-cell table:style-name="Tabla4.B1" office:value-type="string">
            <text:p text:style-name="P19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9">Memoria:</text:p>
          </table:table-cell>
          <table:table-cell table:style-name="Tabla4.B2" office:value-type="string">
            <text:p text:style-name="P24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6">Notas:</text:p>
          </table:table-cell>
          <table:table-cell table:style-name="Tabla4.B2" office:value-type="string">
            <text:p text:style-name="P19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8">Retenciones <text:span text:style-name="T4">pagadas</text:span></text:p>
          </table:table-cell>
          <table:table-cell table:style-name="Tabla4.B2" office:value-type="string">
            <text:p text:style-name="P19"><text:placeholder text:placeholder-type="text">&lt;','.join(o.paid_withholding_ids.mapped('display_name'))&gt;</text:placeholder></text:p>
          </table:table-cell>
        </table:table-row>
      </table:table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17"/>
          </table:table-cell>
        </table:table-row>
        <table:table-row>
          <table:table-cell table:style-name="Tabla3.A1" office:value-type="string">
            <text:p text:style-name="P16">LIQUIDACIONES</text:p>
          </table:table-cell>
          <table:table-cell table:style-name="Tabla3.A1" office:value-type="string">
            <text:p text:style-name="P16">CONTADURIA GRAL</text:p>
          </table:table-cell>
          <table:table-cell table:style-name="Tabla3.A1" office:value-type="string">
            <text:p text:style-name="P16">CONTADOR GENERAL</text:p>
          </table:table-cell>
        </table:table-row>
      </table:table>
      <text:p text:style-name="P1"/>
      <text:p text:style-name="P3"/>
      <text:p text:style-name="P28"><text:span text:style-name="T9">Tabla auxiliar de cálculo de Retenciones</text:span></text:p>
      <text:p text:style-name="P3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2"><text:span text:style-name="T5">Importe Total</text:span>:</text:p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12"><text:span text:style-name="T6">Base Imponible</text:span>: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12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4">DREI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IB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Ganancia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4">SIJP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5"/>
          </table:table-cell>
          <table:table-cell table:style-name="Tabla5.E2" office:value-type="string">
            <text:p text:style-name="P25"/>
          </table:table-cell>
        </table:table-row>
        <table:table-row table:style-name="Tabla5.1">
          <table:table-cell table:style-name="Tabla5.A2" office:value-type="string">
            <text:p text:style-name="P13">Importe a Pagar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28T11:03:49.273412562</dc:date>
    <meta:editing-duration>PT1H34M45S</meta:editing-duration>
    <meta:editing-cycles>44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90" meta:character-count="923" meta:non-whitespace-character-count="8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